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A7CBEAE52FC69E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Georgia"/>
    </style:style>
    <style:style style:name="P8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color="#999999" style:font-name="Georgia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line-height="100%"/>
      <style:text-properties fo:color="#999999" style:font-name="Georgia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11" style:family="paragraph" style:parent-style-name="Standard">
      <style:paragraph-properties fo:line-height="100%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 style:master-page-name="">
      <loext:graphic-properties draw:fill="solid" draw:fill-color="#dddddd" draw:opacity="100%"/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style:font-name="Georgi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0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1" style:family="paragraph" style:parent-style-name="Standard">
      <style:paragraph-properties fo:margin-left="2.858cm" fo:margin-right="0cm" fo:line-height="100%" fo:text-indent="-2.858cm" style:auto-text-indent="false"/>
      <style:text-properties style:font-name="Georgia"/>
    </style:style>
    <style:style style:name="P22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style:font-name="Georgia"/>
    </style:style>
    <style:style style:name="P23" style:family="paragraph" style:parent-style-name="Standard">
      <style:paragraph-properties fo:margin-left="2.858cm" fo:margin-right="0cm" fo:line-height="100%" fo:text-indent="-2.858cm" style:auto-text-indent="false">
        <style:tab-stops/>
      </style:paragraph-properties>
      <style:text-properties style:font-name="Georgia"/>
    </style:style>
    <style:style style:name="P24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  <style:text-properties style:font-name="Georgia"/>
    </style:style>
    <style:style style:name="P25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6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>
      <style:paragraph-properties fo:margin-left="2.858cm" fo:margin-right="0cm" fo:line-height="100%" fo:text-align="start" style:justify-single-word="false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 style:master-page-name="">
      <style:paragraph-properties fo:margin-left="2.858cm" fo:margin-right="0cm" fo:line-height="100%" fo:text-align="start" style:justify-single-word="false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9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eorgia"/>
    </style:style>
    <style:style style:name="P30" style:family="paragraph" style:parent-style-name="Standard" style:master-page-name="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Standard" style:master-page-name="">
      <style:paragraph-properties fo:margin-left="-0.50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2" style:family="paragraph" style:parent-style-name="Standard" style:master-page-name="">
      <style:paragraph-properties fo:margin-left="1.429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3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54cm" style:auto-text-indent="false" style:writing-mode="lr-tb">
        <style:tab-stops/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34" style:family="paragraph" style:parent-style-name="Standard" style:master-page-name="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5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4.26cm"/>
        </style:tab-stops>
      </style:paragraph-properties>
      <style:text-properties style:font-name="Georgia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style:font-name="Georgi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fo:break-before="auto" fo:break-after="auto" fo:background-color="transparent" style:writing-mode="lr-tb"/>
      <style:text-properties style:font-name="Georgia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style:font-name="Georgia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style:font-name-asian="Calibri" style:font-size-asian="12pt" style:font-name-complex="Calibri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/>
      </style:paragraph-properties>
      <style:text-properties style:font-name="Georgia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c659c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51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 style:list-style-name="L2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Standard" style:list-style-name="L4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6" style:family="paragraph" style:parent-style-name="Standard" style:list-style-name="L5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7" style:family="paragraph" style:parent-style-name="Standard" style:list-style-name="L2">
      <style:paragraph-properties fo:line-height="100%"/>
      <style:text-properties style:font-name="Georgia"/>
    </style:style>
    <style:style style:name="P58" style:family="paragraph" style:parent-style-name="Standard" style:list-style-name="L1" style:master-page-name="">
      <style:paragraph-properties fo:margin-top="0cm" fo:margin-bottom="0cm" loext:contextual-spacing="false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0c659c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-1.3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444444" fo:font-size="12pt" fo:font-weight="normal" officeooo:rsid="000c659c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3d85c6" fo:font-size="12pt" style:font-name-asian="Calibri" style:font-size-asian="12pt" style:font-name-complex="Calibri" style:font-size-complex="12pt"/>
    </style:style>
    <style:style style:name="T6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999999" fo:font-size="10pt" style:font-name-asian="Calibri" style:font-size-asian="10pt" style:font-name-complex="Calibri" style:font-size-complex="10pt"/>
    </style:style>
    <style:style style:name="T9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10" style:family="text">
      <style:text-properties fo:color="#6fa8dc" fo:font-size="10pt" style:font-name-asian="Calibri" style:font-size-asian="10pt" style:font-name-complex="Calibri" style:font-size-complex="10pt"/>
    </style:style>
    <style:style style:name="T11" style:family="text">
      <style:text-properties fo:color="#6fa8dc" style:font-name="Georgia" fo:font-size="10pt" style:font-name-asian="Calibri" style:font-size-asian="10pt" style:font-name-complex="Calibri" style:font-size-complex="10pt"/>
    </style:style>
    <style:style style:name="T12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13" style:family="text">
      <style:text-properties fo:color="#666666" fo:font-size="12pt" style:font-name-asian="Calibri" style:font-size-asian="12pt" style:font-name-complex="Calibri" style:font-size-complex="12pt"/>
    </style:style>
    <style:style style:name="T14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5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16" style:family="text"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font-name="Georgi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bhay Maniyar</text:p>
      <text:p text:style-name="P7"><text:span text:style-name="T8">3, Labour Colony</text:span><text:span text:style-name="T10"> • </text:span><text:span text:style-name="T8">Dewas, Madhya Pradesh, India </text:span><text:span text:style-name="T10">• </text:span><text:span text:style-name="T8">455001</text:span><text:span text:style-name="T10"> </text:span></text:p>
      <text:p text:style-name="P1"><text:span text:style-name="T14">CELL:</text:span><text:span text:style-name="T11"> </text:span><text:span text:style-name="T9">(+91) 9806902834 </text:span><text:span text:style-name="T11">•</text:span><text:span text:style-name="T9"> </text:span><text:span text:style-name="T14">E-MAIL:</text:span><text:span text:style-name="T9"> </text:span><text:a xlink:type="simple" xlink:href="mailto:contactabhaynow@gmail.com" text:style-name="Internet_20_link" text:visited-style-name="Visited_20_Internet_20_Link"><text:span text:style-name="T19">contactabhaynow@gmail.com</text:span></text:a></text:p>
      <text:p text:style-name="P9"/>
      <text:p text:style-name="P2"><text:span text:style-name="T15">LinkedIn: </text:span><text:a xlink:type="simple" xlink:href="https://www.linkedin.com/in/abhay-maniyar-41148876/" text:style-name="Internet_20_link" text:visited-style-name="Visited_20_Internet_20_Link"><text:span text:style-name="T19">https://www.linkedin.com/in/abhay-maniyar-41148876/</text:span></text:a><text:span text:style-name="T16"> </text:span></text:p>
      <text:p text:style-name="P2"><text:span text:style-name="T15">Website: <text:s text:c="2"/></text:span><text:a xlink:type="simple" xlink:href="http://abhaymaniyar.github.io/" text:style-name="Internet_20_link" text:visited-style-name="Visited_20_Internet_20_Link"><text:span text:style-name="T19">http://abhaymaniyar.github.io/</text:span></text:a><text:span text:style-name="T16"> </text:span></text:p>
      <text:p text:style-name="P2"><text:span text:style-name="T15">Blog: <text:s text:c="7"/></text:span><text:a xlink:type="simple" xlink:href="https://iknowthatblog.wordpress.com/" text:style-name="Internet_20_link" text:visited-style-name="Visited_20_Internet_20_Link"><text:span text:style-name="T19">https://iknowthatblog.wordpress.com/</text:span></text:a><text:span text:style-name="T16"> </text:span></text:p>
      <text:p text:style-name="P3"><text:span text:style-name="T15">GitHub: <text:s text:c="3"/></text:span><text:a xlink:type="simple" xlink:href="https://github.com/abhaymaniyar" text:style-name="Internet_20_link" text:visited-style-name="Visited_20_Internet_20_Link"><text:span text:style-name="T19">https://github.com/abhaymaniyar</text:span></text:a></text:p>
      <text:p text:style-name="P8"/>
      <text:p text:style-name="P11"/>
      <text:p text:style-name="P20">Career Objective</text:p>
      <text:p text:style-name="P11"><text:tab/></text:p>
      <text:p text:style-name="P52">“Grow with an Organization which offers challenges &amp; opportunities, <text:tab/> <text:s/>ensures all-round excellence and be known for an indelible performance Matrix.”</text:p>
      <text:p text:style-name="P12"/>
      <text:p text:style-name="P9"/>
      <text:p text:style-name="P13">Educational Profile</text:p>
      <text:p text:style-name="P32"><text:tab/></text:p>
      <text:p text:style-name="P36"><text:span text:style-name="T6"><text:tab/></text:span><text:span text:style-name="T2">Bachelor of Engineering</text:span></text:p>
      <text:p text:style-name="P40"><text:span text:style-name="T1"><text:tab/></text:span><text:span text:style-name="T13">Shri Vaishnav Institute of Technology and Science, Indore.</text:span></text:p>
      <text:p text:style-name="P45"><text:span text:style-name="T13"><text:tab/>Computer Science &amp; Engineering(6</text:span><text:span text:style-name="T12">th</text:span><text:span text:style-name="T13"> semester) </text:span></text:p>
      <text:p text:style-name="P44"><text:tab/>CGPA 6.88 (scale of 10)</text:p>
      <text:p text:style-name="P25"><text:tab/></text:p>
      <text:p text:style-name="P38"><text:tab/>Higher Secondary School</text:p>
      <text:p text:style-name="P42"><text:tab/>State Board</text:p>
      <text:p text:style-name="P46"><text:span text:style-name="T1"><text:tab/></text:span><text:span text:style-name="T13">Padmaja Higher Secondary School, Dewas</text:span></text:p>
      <text:p text:style-name="P46"><text:span text:style-name="T1"><text:tab/></text:span><text:span text:style-name="T13">88.2%</text:span></text:p>
      <text:p text:style-name="P17"/>
      <text:p text:style-name="P28">High School</text:p>
      <text:p text:style-name="P27">State Board</text:p>
      <text:p text:style-name="P41"><text:span text:style-name="T1"><text:tab/></text:span><text:span text:style-name="T13">Padmaja Higher Secondary School, Dewas</text:span></text:p>
      <text:p text:style-name="P43"><text:tab/>89%</text:p>
      <text:p text:style-name="P33"/>
      <text:p text:style-name="P31"><text:tab/></text:p>
      <text:p text:style-name="P15">Achievements</text:p>
      <text:list xml:id="list6612185299238209359" text:style-name="L1">
        <text:list-header>
          <text:p text:style-name="P58"/>
        </text:list-header>
        <text:list-item>
          <text:p text:style-name="P59">Awarded Scholarship for academic excellence at Higher Secondary <text:tab/>level by State Government.</text:p>
        </text:list-item>
        <text:list-item>
          <text:p text:style-name="P60">Awarded by CH Edgemakers for being 3<text:span text:style-name="T18">rd</text:span> in a Mock Campus Placement drive.</text:p>
        </text:list-item>
      </text:list>
      <text:p text:style-name="P19"/>
      <text:p text:style-name="P19"/>
      <text:p text:style-name="P19"/>
      <text:p text:style-name="P19"/>
      <text:p text:style-name="P19"/>
      <text:p text:style-name="P20"><text:soft-page-break/>Skills</text:p>
      <text:p text:style-name="P34"><text:tab/></text:p>
      <text:p text:style-name="P37"><text:span text:style-name="T6"><text:tab/></text:span><text:span text:style-name="T2">Environment: <text:tab/><text:tab/><text:tab/></text:span><text:span text:style-name="T3">Android Studio, NetBeans IDE</text:span></text:p>
      <text:p text:style-name="P37"><text:span text:style-name="T3"><text:tab/></text:span><text:span text:style-name="T2">Programming Languages: <text:tab/></text:span><text:span text:style-name="T3">Java, C</text:span></text:p>
      <text:p text:style-name="P37"><text:span text:style-name="T3"><text:tab/></text:span><text:span text:style-name="T2">Web Technologies: <text:tab/><text:tab/></text:span><text:span text:style-name="T3">HTML, CSS, BootStrap, Semantics</text:span></text:p>
      <text:p text:style-name="P39"><text:span text:style-name="T3"><text:tab/></text:span><text:span text:style-name="T2">Operating Systems: <text:tab/><text:tab/></text:span><text:span text:style-name="T3">Linux(Ubuntu), Windows</text:span></text:p>
      <text:p text:style-name="P39"><text:span text:style-name="T3"><text:tab/></text:span><text:span text:style-name="T2">Scripting Languages: <text:tab/></text:span><text:span text:style-name="T3">PHP, JavaScript</text:span></text:p>
      <text:p text:style-name="P39"><text:span text:style-name="T3"><text:tab/></text:span><text:span text:style-name="T2">Version Control: <text:tab/><text:tab/></text:span><text:span text:style-name="T3">Git, GitHub, GitLab</text:span></text:p>
      <text:p text:style-name="P39"><text:span text:style-name="T3"><text:tab/></text:span><text:span text:style-name="T2">Database: <text:tab/><text:tab/><text:tab/><text:tab/></text:span><text:span text:style-name="T3">MySQL</text:span></text:p>
      <text:p text:style-name="P35"/>
      <text:p text:style-name="P35"/>
      <text:p text:style-name="P14">Experience</text:p>
      <text:p text:style-name="P30"><text:tab/></text:p>
      <text:p text:style-name="P29"><text:span text:style-name="T2">Organisation: </text:span><text:span text:style-name="T3">HotWax Systems Pvt. Ltd.</text:span></text:p>
      <text:p text:style-name="P21"><text:span text:style-name="T2">Technology: <text:s text:c="3"/></text:span><text:span text:style-name="T3">Android, Retrofit 2.x</text:span></text:p>
      <text:p text:style-name="P21"><text:span text:style-name="T2">Role: <text:tab/> <text:s text:c="3"/></text:span><text:span text:style-name="T3">Android developer</text:span></text:p>
      <text:p text:style-name="P23"><text:span text:style-name="T2">Work brief: <text:s text:c="4"/></text:span><text:span text:style-name="T3">Working as a Android developer on LabelPrint and POS <text:tab/>client Android apps.</text:span></text:p>
      <text:p text:style-name="P26"/>
      <text:p text:style-name="P24"><text:span text:style-name="T3"><draw:frame draw:style-name="fr1" draw:name="graphics3" text:anchor-type="as-char" svg:width="15.505cm" svg:height="0.053cm" draw:z-index="0"><draw:image xlink:href="Pictures/100002010000024A00000001A7CBEAE52FC69EC0.png" xlink:type="simple" xlink:show="embed" xlink:actuate="onLoad"/></draw:frame></text:span><text:span text:style-name="T3"><text:tab/><text:tab/></text:span></text:p>
      <text:p text:style-name="P21"><text:span text:style-name="T2">Organisation: </text:span><text:span text:style-name="T3">Zulip (an open source chatting application)</text:span></text:p>
      <text:p text:style-name="P47"><text:span text:style-name="T2"><text:tab/>Technology: <text:s text:c="3"/></text:span><text:span text:style-name="T3">Android</text:span></text:p>
      <text:p text:style-name="P47"><text:span text:style-name="T3"><text:tab/></text:span><text:span text:style-name="T2">Role: <text:tab/> <text:s text:c="5"/></text:span><text:span text:style-name="T3">Zulip Android app contributor</text:span></text:p>
      <text:p text:style-name="P48"><text:span text:style-name="T3"><text:tab/></text:span><text:span text:style-name="T2">Work brief: <text:s text:c="4"/></text:span><text:span text:style-name="T3">Working as a contributor to the open-source Zulip-android <text:tab/><text:tab/> <text:s text:c="6"/>app.</text:span></text:p>
      <text:p text:style-name="P49"><text:tab/><text:span text:style-name="T17">Link: <text:tab/> <text:s text:c="5"/></text:span><text:a xlink:type="simple" xlink:href="https://github.com/zulip/zulip-android" text:style-name="Internet_20_link" text:visited-style-name="Visited_20_Internet_20_Link">https://github.com/zulip/zulip-android</text:a><text:tab/></text:p>
      <text:p text:style-name="P18"/>
      <text:p text:style-name="P26"/>
      <text:p text:style-name="P16"><text:span text:style-name="T6">Training &amp; Certification <text:tab/></text:span><text:span text:style-name="T5"><text:tab/><text:tab/><text:tab/><text:tab/><text:tab/><text:tab/><text:tab/><text:tab/></text:span></text:p>
      <text:list xml:id="list5125493682322182599" text:style-name="L2">
        <text:list-header>
          <text:p text:style-name="P53"/>
        </text:list-header>
        <text:list-item>
          <text:p text:style-name="P57"><text:span text:style-name="T3">Pursuing </text:span><text:span text:style-name="T2">Algorithmic Toolbox </text:span><text:span text:style-name="T3">course by University of California, San Diego on Coursera.</text:span></text:p>
        </text:list-item>
        <text:list-item>
          <text:p text:style-name="P57"><text:span text:style-name="T3">Pursuing </text:span><text:span text:style-name="T2">Data Structures</text:span><text:span text:style-name="T3"> course by University of California, San Diego on Coursera.</text:span></text:p>
        </text:list-item>
        <text:list-item>
          <text:p text:style-name="P57"><text:span text:style-name="T3">Completed </text:span><text:span text:style-name="T2">HTML, CSS and JavaScript </text:span><text:span text:style-name="T3">course by Coursera.</text:span></text:p>
        </text:list-item>
        <text:list-item>
          <text:p text:style-name="P57"><text:span text:style-name="T3">Completed </text:span><text:span text:style-name="T2">Applied Computer Science with Android </text:span><text:span text:style-name="T3">course by Google.</text:span></text:p>
        </text:list-item>
        <text:list-item>
          <text:p text:style-name="P57"><text:span text:style-name="T3">Completed </text:span><text:span text:style-name="T2">Android Development</text:span><text:span text:style-name="T3"> course by Internshala.</text:span></text:p>
        </text:list-item>
        <text:list-item>
          <text:p text:style-name="P57"><text:span text:style-name="T3">Completed </text:span><text:span text:style-name="T2">SQL Fundamentals</text:span><text:span text:style-name="T3"> course by SoloLearn.</text:span></text:p>
        </text:list-item>
        <text:list-item>
          <text:p text:style-name="P53">Participated in Lucideus Certified Cyber Security Expert, Grade 1 workshop at </text:p>
          <text:p text:style-name="P53">IIT-Indore</text:p>
        </text:list-item>
        <text:list-item>
          <text:p text:style-name="P57"><text:span text:style-name="T3">Pursued training in </text:span><text:span text:style-name="T2">JAVA </text:span><text:span text:style-name="T3">at A</text:span><text:span text:style-name="T4">K</text:span><text:span text:style-name="T3">SOFT Technologies, Dewas. </text:span></text:p>
        </text:list-item>
        <text:list-item>
          <text:p text:style-name="P57"><text:span text:style-name="T3">Pursued training in </text:span><text:span text:style-name="T2">C/C++</text:span><text:span text:style-name="T3"> at A</text:span><text:span text:style-name="T4">K</text:span><text:span text:style-name="T3">SOFT Technologies, Dewas.</text:span></text:p>
        </text:list-item>
      </text:list>
      <text:p text:style-name="P22"><text:soft-page-break/><text:span text:style-name="T6">Co-Curricular</text:span><text:span text:style-name="T7"><text:tab/><text:tab/><text:tab/><text:tab/><text:tab/><text:tab/><text:tab/><text:tab/><text:tab/><text:tab/><text:tab/></text:span></text:p>
      <text:p text:style-name="P5"/>
      <text:list xml:id="list5165960584819973209" text:style-name="L3">
        <text:list-item>
          <text:p text:style-name="P54">Contributing to Zulip, an open source group chatting Android application. </text:p>
        </text:list-item>
        <text:list-item>
          <text:p text:style-name="P54">Being West zone regional head, conducted training session for volunteers of MagicBus(an NGO) as a part of the Hour Of Code campaign. </text:p>
        </text:list-item>
        <text:list-item>
          <text:p text:style-name="P54">Campus Ambassador of HackerEarth. </text:p>
        </text:list-item>
        <text:list-item>
          <text:p text:style-name="P54">Founder of CodeChef Campus chapter for our campus. </text:p>
        </text:list-item>
        <text:list-item>
          <text:p text:style-name="P54">Successfully organized Code Manthan 2017(a coding competition) as an event for Annual college tech-fest Spandan.</text:p>
        </text:list-item>
        <text:list-item>
          <text:p text:style-name="P54">Office bearer of Computer Society of India SVVV chapter. </text:p>
        </text:list-item>
        <text:list-item>
          <text:p text:style-name="P54">Volunteer at Gramiksha, an NGO working towards educating poor children. </text:p>
        </text:list-item>
      </text:list>
      <text:p text:style-name="P4"/>
      <text:p text:style-name="P7"/>
      <text:p text:style-name="P22"><text:span text:style-name="T6">Events</text:span><text:span text:style-name="T7"><text:tab/><text:tab/><text:tab/><text:tab/><text:tab/><text:tab/><text:tab/><text:tab/><text:tab/><text:tab/><text:tab/></text:span></text:p>
      <text:list xml:id="list4220395339938051253" text:style-name="L4">
        <text:list-header>
          <text:p text:style-name="P55"/>
        </text:list-header>
        <text:list-item>
          <text:p text:style-name="P55">Being a Event head, successfully organized CODE MANTHAN 2017(a coding competition) under Annual college tech-fest Spandan.</text:p>
        </text:list-item>
        <text:list-item>
          <text:p text:style-name="P55">Being West zone regional head, conducted training session for volunteers of MagicBus(an NGO) as a part of the Hour Of Code campaign. </text:p>
        </text:list-item>
        <text:list-item>
          <text:p text:style-name="P55">Member of the Organizing Committee of Navarachanaa, 2016- A National Project Competition organized by Shri Vaishnav Institute of Technology and Science (SVVV).</text:p>
        </text:list-item>
        <text:list-item>
          <text:p text:style-name="P55">Anchor for the Faculty Development Program on Latest Technology trends conducted by TCS.</text:p>
          <text:p text:style-name="P55"/>
        </text:list-item>
      </text:list>
      <text:p text:style-name="P4"/>
      <text:p text:style-name="P22"><text:span text:style-name="T6">Personal Data</text:span><text:span text:style-name="T7"><text:tab/><text:tab/><text:tab/><text:tab/><text:tab/><text:tab/><text:tab/><text:tab/><text:tab/></text:span></text:p>
      <text:p text:style-name="P4"/>
      <text:p text:style-name="P6"><text:span text:style-name="T17">Date of Birth</text:span> <text:s text:c="3"/><text:tab/><text:tab/>29-09-1996</text:p>
      <text:p text:style-name="P6"><text:span text:style-name="T17">Sex <text:tab/><text:tab/> <text:s text:c="4"/></text:span><text:s/><text:tab/><text:tab/>Male</text:p>
      <text:p text:style-name="P6"><text:span text:style-name="T17">Nationality <text:s text:c="5"/></text:span><text:s/><text:tab/><text:tab/>Indian</text:p>
      <text:p text:style-name="P6"><text:span text:style-name="T17">Languages<text:tab/> <text:s text:c="4"/></text:span><text:s/><text:tab/>English, Hindi, Gujarati</text:p>
      <text:p text:style-name="P4"/>
      <text:p text:style-name="P4"/>
      <text:p text:style-name="P22"><text:span text:style-name="T6">Family Background</text:span><text:span text:style-name="T7"><text:tab/><text:tab/><text:tab/><text:tab/><text:tab/><text:tab/><text:tab/><text:tab/><text:tab/></text:span></text:p>
      <text:p text:style-name="P4"/>
      <text:p text:style-name="P4"><text:span text:style-name="T17">Father<text:tab/></text:span> Mr. Ashok Maniyar</text:p>
      <text:p text:style-name="P4"><text:tab/><text:tab/> <text:s text:c="4"/>Businessman</text:p>
      <text:p text:style-name="P4"><text:span text:style-name="T17">Mother</text:span> <text:tab/> Mrs. Lata Maniyar</text:p>
      <text:p text:style-name="P4"><text:tab/><text:tab/> <text:s text:c="5"/>Homemaker</text:p>
      <text:p text:style-name="P4"/>
      <text:p text:style-name="P4"><text:soft-page-break/></text:p>
      <text:p text:style-name="P20">Personal Skills</text:p>
      <text:list xml:id="list1449354621980067929" text:style-name="L5">
        <text:list-header>
          <text:p text:style-name="P56"/>
        </text:list-header>
        <text:list-item>
          <text:p text:style-name="P56">Confident</text:p>
        </text:list-item>
        <text:list-item>
          <text:p text:style-name="P56">Proactive</text:p>
        </text:list-item>
        <text:list-item>
          <text:p text:style-name="P56">Self motivated</text:p>
        </text:list-item>
        <text:list-item>
          <text:p text:style-name="P56">Self Learn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rn Resume Template</dc:title>
    <meta:creation-date>2017-03-17T12:19:22</meta:creation-date>
    <meta:editing-cycles>21</meta:editing-cycles>
    <meta:editing-duration>PT3H3M18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LibreOffice/5.1.6.2$Linux_X86_64 LibreOffice_project/10m0$Build-2</meta:generator>
    <meta:initial-creator>Abhay Maniyar</meta:initial-creator>
    <dc:date>2017-07-27T18:44:07.683649675</dc:date>
    <meta:document-statistic meta:table-count="0" meta:image-count="1" meta:object-count="0" meta:page-count="4" meta:paragraph-count="94" meta:word-count="506" meta:character-count="3770" meta:non-whitespace-character-count="3162"/>
    <meta:user-defined meta:name="License">&lt;a href="http://www.trendyresumes.com"&gt;Modern Template&lt;/a&gt;</meta:user-defined>
  </office:meta>
</office:document-meta>
</file>